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78f" officeooo:paragraph-rsid="000c278f"/>
    </style:style>
    <style:style style:name="P2" style:family="paragraph" style:parent-style-name="Standard">
      <style:text-properties fo:font-weight="bold" officeooo:rsid="000c278f" officeooo:paragraph-rsid="000c278f" style:font-weight-asian="bold" style:font-weight-complex="bold"/>
    </style:style>
    <style:style style:name="P3" style:family="paragraph" style:parent-style-name="Standard">
      <style:text-properties fo:font-style="normal" officeooo:rsid="000c278f" officeooo:paragraph-rsid="000c278f" style:font-style-asian="normal" style:font-style-complex="normal"/>
    </style:style>
    <style:style style:name="P4" style:family="paragraph" style:parent-style-name="Standard">
      <style:text-properties fo:font-style="normal" fo:font-weight="bold" officeooo:rsid="000c278f" officeooo:paragraph-rsid="000c278f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normal" officeooo:rsid="000c278f" officeooo:paragraph-rsid="000c278f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officeooo:rsid="000e956e" officeooo:paragraph-rsid="000e956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0e956e" officeooo:paragraph-rsid="000e956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95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t Review <text:span text:style-name="T3">25/02</text:span>/2019</text:p>
      <text:p text:style-name="P1"/>
      <text:p text:style-name="P2">Overview:</text:p>
      <text:p text:style-name="P7"><text:span text:style-name="T2">Still working on mostly GP work, with some work being done to decouple the database from the rest of the application taking a major precedence.</text:span></text:p>
      <text:p text:style-name="P3"/>
      <text:p text:style-name="P4">Plans:</text:p>
      <text:list xml:id="list3389186233" text:style-name="L1">
        <text:list-item>
          <text:p text:style-name="P6">Continue with GP work with the aim of getting it done as quickly as possible</text:p>
        </text:list-item>
        <text:list-item>
          <text:p text:style-name="P6">Ensure that all spike work is completed before the next sprint to improve workflow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6:15:53.202000000</meta:creation-date>
    <dc:date>2019-03-07T02:33:36.069587655</dc:date>
    <meta:editing-duration>PT29M14S</meta:editing-duration>
    <meta:editing-cycles>4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6" meta:word-count="61" meta:character-count="342" meta:non-whitespace-character-count="289"/>
  </office:meta>
</office:document-meta>
</file>